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9b30" officeooo:paragraph-rsid="00139b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ient </text:p>
      <text:p text:style-name="P1"><text:tab/>Contact server</text:p>
      <text:p text:style-name="P1"/>
      <text:p text:style-name="P1"/>
      <text:p text:style-name="P1"/>
      <text:p text:style-name="P1"/>
      <text:p text:style-name="P1">Server</text:p>
      <text:p text:style-name="P1"><text:tab/>listen</text:p>
      <text:p text:style-name="P1"><text:tab/>create thread for each connection, call startThread()</text:p>
      <text:p text:style-name="P1"><text:tab/>thread join in some way?</text:p>
      <text:p text:style-name="P1"/>
      <text:p text:style-name="P1"><text:tab/>StartThread()</text:p>
      <text:p text:style-name="P1"><text:tab/><text:tab/>check if </text:p>
      <text:p text:style-name="P1"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3:56:08.162921639</meta:creation-date>
    <dc:date>2023-12-01T14:11:21.707214198</dc:date>
    <meta:editing-duration>PT5M4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9" meta:word-count="20" meta:character-count="141" meta:non-whitespace-character-count="118"/>
  </office:meta>
</office:document-meta>
</file>